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2"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5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5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uro Dreissig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8] + [.O8] + [.V8] + [.Z8]" office:value-type="float" office:value="0">
            <text:p>0.00000</text:p>
          </table:table-cell>
          <table:table-cell table:style-name="ce17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>
            <text:p>F</text:p>
          </table:table-cell>
          <table:table-cell table:style-name="ce19" table:formula="of:=VLOOKUP([.AC8]; [.$AI$2:.$AJ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5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5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5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9] + [.O19] + [.V19] + [.Z19]" office:value-type="float" office:value="0">
            <text:p>0.00000</text:p>
          </table:table-cell>
          <table:table-cell table:style-name="ce17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>
            <text:p>F</text:p>
          </table:table-cell>
          <table:table-cell table:style-name="ce19" table:formula="of:=VLOOKUP([.AC19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6"/>
          <table:table-cell table:style-name="ce9"/>
          <table:table-cell/>
          <table:table-cell table:style-name="ce5" table:number-columns-repeated="3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2] + [.O22] + [.V22] + [.Z22]" office:value-type="float" office:value="0">
            <text:p>0.00000</text:p>
          </table:table-cell>
          <table:table-cell table:style-name="ce17" table:formula="of:=IF([.AB22]&gt;=0.9875;&quot;A+&quot;;  IF([.AB22]&gt;=0.94; &quot;A&quot;; IF([.AB22]&gt;=0.9; &quot;A-&quot;; IF([.AB22]&gt;=0.87; &quot;B+&quot;; IF([.AB22]&gt;=0.84;&quot;B&quot;; IF([.AB22]&gt;=0.8; &quot;B-&quot;; IF([.AB22]&gt;=0.77; &quot;C+&quot;; IF([.AB22]&gt;=0.74;&quot;C&quot;; IF([.AB22]&gt;=0.7; &quot;C-&quot;; IF([.AB22]&gt;=0.67; &quot;D+&quot;; IF([.AB22]&gt;=0.64;&quot;D&quot;; IF([.AB22]&gt;=0.6; &quot;D-&quot;; &quot;F&quot;))))))))))))" office:value-type="string" office:string-value="F">
            <text:p>F</text:p>
          </table:table-cell>
          <table:table-cell table:style-name="ce19" table:formula="of:=VLOOKUP([.AC22]; [.$AI$2:.$AJ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9])" office:value-type="float" office:value="0">
            <text:p>0</text:p>
          </table:table-cell>
          <table:table-cell table:style-name="ce14"/>
          <table:table-cell table:style-name="ce17" table:formula="of:=AVERAGE([.AD2:.AD22])" office:value-type="float" office:value="0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 style:data-style-name="N2" text:time-value="0000-00-00T13:3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9T10:39:53</dc:date>
    <dc:creator>Gregory Kapfhammer</dc:creator>
    <meta:editing-duration>P11DT20H11M8S</meta:editing-duration>
    <meta:editing-cycles>22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17" meta:object-count="0"/>
  </office:meta>
</office:document-meta>
</file>